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8c6cf" officeooo:paragraph-rsid="0008c6cf"/>
    </style:style>
    <style:style style:name="P2" style:family="paragraph" style:parent-style-name="Standard">
      <style:text-properties officeooo:rsid="000a8666" officeooo:paragraph-rsid="000a8666"/>
    </style:style>
    <style:style style:name="P3" style:family="paragraph" style:parent-style-name="Standard">
      <style:text-properties officeooo:rsid="0008c6cf" officeooo:paragraph-rsid="0008c6cf"/>
    </style:style>
    <style:style style:name="T1" style:family="text">
      <style:text-properties officeooo:rsid="000a1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以下の統計データは、１００日間ある地域の天気の推移とある男の行動パターンを１００回分観測したものである。</text:p>
      <text:p text:style-name="P1">この統計データを元に、HMMのパラメータを求めよ。</text:p>
      <text:p text:style-name="P2">＊＊＊＊小数点第４位を四捨五入＊＊＊＊</text:p>
      <text:p text:style-name="P2"/>
      <text:p text:style-name="P1">○観測開始時の天気</text:p>
      <text:p text:style-name="P1">雨：<text:span text:style-name="T1">31</text:span>回　晴れ：<text:span text:style-name="T1">69</text:span>回</text:p>
      <text:p text:style-name="P1"/>
      <text:p text:style-name="P1">○天気の推移</text:p>
      <text:p text:style-name="P1">雨　→雨　：<text:span text:style-name="T1">3380</text:span>回</text:p>
      <text:p text:style-name="P1">雨　→晴れ：<text:span text:style-name="T1">1441</text:span>回</text:p>
      <text:p text:style-name="P1">晴れ→雨　：<text:span text:style-name="T1">1464</text:span>回</text:p>
      <text:p text:style-name="P1">晴れ→晴れ：<text:span text:style-name="T1">3615</text:span>回</text:p>
      <text:p text:style-name="P1"/>
      <text:p text:style-name="P1">○ある男の行動パターン</text:p>
      <text:p text:style-name="P1">・雨の時</text:p>
      <text:p text:style-name="P1">　散歩した回数：<text:span text:style-name="T1">506</text:span>回</text:p>
      <text:p text:style-name="P1">　買い物した回数：<text:span text:style-name="T1">1478</text:span>回</text:p>
      <text:p text:style-name="P1">　掃除した回数：<text:span text:style-name="T1">2891</text:span>回</text:p>
      <text:p text:style-name="P1">・晴れの時</text:p>
      <text:p text:style-name="P1">　散歩した回数：<text:span text:style-name="T1">3055</text:span>回</text:p>
      <text:p text:style-name="P1">　買い物した回数：<text:span text:style-name="T1">1538</text:span>回</text:p>
      <text:p text:style-name="P1">　掃除した回数：<text:span text:style-name="T1">532</text:span>回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4:52:42.442221371</meta:creation-date>
    <dc:date>2017-11-12T18:20:16.461371150</dc:date>
    <meta:editing-duration>PT23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22" meta:character-count="265" meta:non-whitespace-character-count="254"/>
  </office:meta>
</office:document-meta>
</file>